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000000024E6C8198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 Serif" svg:font-family="'Sans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cc00" style:text-line-through-style="none" style:text-line-through-type="none" style:font-name="Sans Serif" fo:font-size="16pt" fo:letter-spacing="normal" style:text-underline-style="none" style:font-size-asian="16pt" style:font-size-complex="16pt"/>
    </style:style>
    <style:style style:name="P2" style:family="paragraph" style:parent-style-name="Standard">
      <style:text-properties fo:font-variant="normal" fo:text-transform="none" fo:color="#ff3333" style:text-line-through-style="none" style:text-line-through-type="none" style:font-name="Sans Serif" fo:font-size="18pt" fo:letter-spacing="normal" style:text-underline-style="none" officeooo:rsid="0014e36b" officeooo:paragraph-rsid="0014e36b" style:font-size-asian="18pt" style:font-size-complex="18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Pictures/1000020100000A000000024E6C8198CF.png" text:anchor-type="as-char" svg:width="12.749cm" svg:height="2.939cm" draw:z-index="0"><draw:image xlink:href="Pictures/1000020100000A000000024E6C8198CF.png" xlink:type="simple" xlink:show="embed" xlink:actuate="onLoad"/></draw:frame> </text:p>
      <text:p text:style-name="P1">Test 16 green</text:p>
      <text:p text:style-name="P2">test 18 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 Serif" svg:font-family="'Sans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8T21:45:21.187750411</dc:date>
    <meta:editing-duration>P0D</meta:editing-duration>
    <meta:editing-cycles>2</meta:editing-cycles>
    <meta:generator>LibreOffice/4.2.6.3$Linux_X86_64 LibreOffice_project/420m0$Build-3</meta:generator>
    <meta:document-statistic meta:table-count="0" meta:image-count="1" meta:object-count="0" meta:page-count="1" meta:paragraph-count="3" meta:word-count="6" meta:character-count="25" meta:non-whitespace-character-count="20"/>
  </office:meta>
</office:document-meta>
</file>